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ConnectionTest.ackWithou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ConnectionTest.ackWithoutArgsFrom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erConnectionTest.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erConnection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nectionTest.closeEngin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ConnectionTest.openAnd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verConnectionTest.broad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erConnectionTest.polling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erConnectionTest.ro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erConnectionTest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erConnectionTest.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erConnection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ConnectionTest.websocketHandshak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erConnectionTest.disconnectFrom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